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2" style:family="paragraph" style:parent-style-name="Preformatted_20_Text" style:list-style-name="L4">
      <style:paragraph-properties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officeooo:rsid="00194f9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Mini-Shell (</text:span><text:span text:style-name="Strong_20_Emphasis"><text:span text:style-name="Source_20_Text">mysh</text:span></text:span><text:span text:style-name="Strong_20_Emphasis">)</text:span></text:h>
      <text:p text:style-name="Text_20_body"><text:span text:style-name="Strong_20_Emphasis"/></text:p>
      <text:h text:style-name="Heading_20_2" text:outline-level="2"><text:span text:style-name="Strong_20_Emphasis">Description du Projet</text:span></text:h>
      <text:p text:style-name="Text_20_body"><text:span text:style-name="Source_20_Text">mysh</text:span> est un mini-shell interactif implémenté en C, offrant une interface utilisateur simple pour exécuter des commandes système, gérer des tâches en arrière-plan, manipuler des variables locales et d'environnement, et gérer des redirections et pipelines. Ce projet illustre le fonctionnement d'un interpréteur de commandes Unix personnalisé.</text:p>
      <text:p text:style-name="Horizontal_20_Line"/>
      <text:h text:style-name="Heading_20_2" text:outline-level="2"><text:span text:style-name="Strong_20_Emphasis">Fonctionnalités</text:span></text:h>
      <text:list xml:id="list1686762644" text:style-name="L1">
        <text:list-item>
          <text:p text:style-name="P3"><text:span text:style-name="Strong_20_Emphasis">Commandes système :</text:span></text:p>
          <text:list>
            <text:list-item>
              <text:p text:style-name="P4">Exécution de commandes système standard (ex. <text:span text:style-name="Source_20_Text">ls</text:span>, <text:span text:style-name="Source_20_Text">cat</text:span>, <text:span text:style-name="Source_20_Text">grep</text:span>).</text:p>
            </text:list-item>
            <text:list-item>
              <text:p text:style-name="P4">Gestion des pipelines (<text:span text:style-name="Source_20_Text">|</text:span>) pour enchaîner plusieurs commandes.</text:p>
            </text:list-item>
            <text:list-item>
              <text:p text:style-name="P4">Redirection d'entrée/sortie (<text:span text:style-name="Source_20_Text">&gt;</text:span>, <text:span text:style-name="Source_20_Text">&lt;</text:span>, <text:span text:style-name="Source_20_Text">2&gt;</text:span>) avec support pour l'ajout (<text:span text:style-name="Source_20_Text">&gt;&gt;</text:span>).</text:p>
            </text:list-item>
          </text:list>
        </text:list-item>
        <text:list-item>
          <text:p text:style-name="P3"><text:span text:style-name="Strong_20_Emphasis">Commandes internes :</text:span></text:p>
          <text:list>
            <text:list-item>
              <text:p text:style-name="P4"><text:span text:style-name="Source_20_Text">cd</text:span>: Changement de répertoire.</text:p>
            </text:list-item>
            <text:list-item>
              <text:p text:style-name="P4"><text:span text:style-name="Source_20_Text">exit</text:span>: Quitter le shell.</text:p>
            </text:list-item>
            <text:list-item>
              <text:p text:style-name="P4"><text:span text:style-name="Source_20_Text">status</text:span>: Afficher le statut de la dernière commande exécutée.</text:p>
            </text:list-item>
            <text:list-item>
              <text:p text:style-name="P4"><text:span text:style-name="Source_20_Text">myjobs</text:span>: Afficher les tâches en cours en arrière-plan.</text:p>
            </text:list-item>
            <text:list-item>
              <text:p text:style-name="P4"><text:span text:style-name="Source_20_Text">myfg &lt;job_id&gt;</text:span>: Ramener une tâche en arrière-plan au premier plan.</text:p>
            </text:list-item>
            <text:list-item>
              <text:p text:style-name="P4"><text:span text:style-name="Source_20_Text">mybg &lt;job_id&gt;</text:span>: Relancer une tâche suspendue en arrière-plan.</text:p>
            </text:list-item>
            <text:list-item>
              <text:p text:style-name="P4"><text:span text:style-name="Source_20_Text">set name=value</text:span>: Définir une variable locale.</text:p>
            </text:list-item>
            <text:list-item>
              <text:p text:style-name="P4"><text:span text:style-name="Source_20_Text">unset name</text:span>: Supprimer une variable locale.</text:p>
            </text:list-item>
            <text:list-item>
              <text:p text:style-name="P4"><text:span text:style-name="Source_20_Text">setenv name=value</text:span>: Définir une variable d'environnement.</text:p>
            </text:list-item>
            <text:list-item>
              <text:p text:style-name="P4"><text:span text:style-name="Source_20_Text">unsetenv name</text:span>: Supprimer une variable d'environnement.</text:p>
            </text:list-item>
            <text:list-item>
              <text:p text:style-name="P4"><text:span text:style-name="Source_20_Text">echo $var</text:span>: Afficher la valeur d'une variable.</text:p>
            </text:list-item>
          </text:list>
        </text:list-item>
        <text:list-item>
          <text:p text:style-name="P3"><text:span text:style-name="Strong_20_Emphasis">Commandes personnalisées :</text:span></text:p>
          <text:list>
            <text:list-item>
              <text:p text:style-name="P4"><text:span text:style-name="Source_20_Text">myls</text:span>: Listage avancé des fichiers avec tri, couleur, et récursivité.</text:p>
            </text:list-item>
            <text:list-item>
              <text:p text:style-name="P3"><text:span text:style-name="Source_20_Text">myps</text:span>: Affichage des processus en cours avec des informations détaillées (CPU, mémoire, utilisateur, etc.).</text:p>
            </text:list-item>
          </text:list>
        </text:list-item>
      </text:list>
      <text:p text:style-name="Horizontal_20_Line"/>
      <text:h text:style-name="Heading_20_2" text:outline-level="2"><text:soft-page-break/><text:span text:style-name="Strong_20_Emphasis">Structure du Projet</text:span></text:h>
      <text:h text:style-name="Heading_20_3" text:outline-level="3">Répertoire principal :</text:h>
      <text:list xml:id="list3360695278" text:style-name="L2">
        <text:list-item>
          <text:p text:style-name="P6"><text:span text:style-name="Source_20_Text">mysh.c</text:span>: Point d'entrée principal du shell, gestion des commandes utilisateur et des fonctionnalités internes (<text:span text:style-name="Source_20_Text">cd</text:span>, <text:span text:style-name="Source_20_Text">exit</text:span>, etc.).</text:p>
        </text:list-item>
        <text:list-item>
          <text:p text:style-name="P6"><text:span text:style-name="Source_20_Text">executor.c</text:span>: Contient la logique pour exécuter des commandes externes et gérer les tâches en arrière-plan.</text:p>
        </text:list-item>
        <text:list-item>
          <text:p text:style-name="P6"><text:span text:style-name="Source_20_Text">parser.c</text:span>: Analyse les commandes utilisateur (supporte <text:span text:style-name="Source_20_Text">&amp;&amp;</text:span>, <text:span text:style-name="Source_20_Text">||</text:span>, <text:span text:style-name="Source_20_Text">;</text:span>).</text:p>
        </text:list-item>
        <text:list-item>
          <text:p text:style-name="P6"><text:span text:style-name="Source_20_Text">redirection.c</text:span>: Gère la redirection des entrées/sorties.</text:p>
        </text:list-item>
        <text:list-item>
          <text:p text:style-name="P6"><text:span text:style-name="Source_20_Text">wildcard.c</text:span>: Implémente l'expansion des caractères génériques (<text:span text:style-name="Source_20_Text">*</text:span>, <text:span text:style-name="Source_20_Text">?</text:span>, <text:span text:style-name="Source_20_Text">[...]</text:span>).</text:p>
        </text:list-item>
        <text:list-item>
          <text:p text:style-name="P6"><text:span text:style-name="Source_20_Text">process_manager.c</text:span>: Gère les tâches en arrière-plan et leur état (<text:span text:style-name="Source_20_Text">myjobs</text:span>, <text:span text:style-name="Source_20_Text">myfg</text:span>, <text:span text:style-name="Source_20_Text">mybg</text:span>).</text:p>
        </text:list-item>
        <text:list-item>
          <text:p text:style-name="P6"><text:span text:style-name="Source_20_Text">variable.c</text:span>: Gestion des variables locales et d'environnement avec mémoire partagée.</text:p>
        </text:list-item>
        <text:list-item>
          <text:p text:style-name="P6"><text:span text:style-name="Source_20_Text">myls.c</text:span>: Implémentation de la commande <text:span text:style-name="Source_20_Text">myls</text:span>.</text:p>
        </text:list-item>
        <text:list-item>
          <text:p text:style-name="P5"><text:span text:style-name="Source_20_Text">myps.c</text:span>: Implémentation de la commande <text:span text:style-name="Source_20_Text">myps</text:span>.</text:p>
        </text:list-item>
      </text:list>
      <text:h text:style-name="Heading_20_3" text:outline-level="3">Répertoire <text:span text:style-name="Source_20_Text">include</text:span> :</text:h>
      <text:p text:style-name="Text_20_body">Contient les fichiers d'en-tête pour chaque composant du projet, par exemple :</text:p>
      <text:list xml:id="list152473524" text:style-name="L3">
        <text:list-item>
          <text:p text:style-name="P8"><text:span text:style-name="Source_20_Text">executor.h</text:span></text:p>
        </text:list-item>
        <text:list-item>
          <text:p text:style-name="P8"><text:span text:style-name="Source_20_Text">parser.h</text:span></text:p>
        </text:list-item>
        <text:list-item>
          <text:p text:style-name="P8"><text:span text:style-name="Source_20_Text">redirection.h</text:span></text:p>
        </text:list-item>
        <text:list-item>
          <text:p text:style-name="P8"><text:span text:style-name="Source_20_Text">wildcard.h</text:span></text:p>
        </text:list-item>
        <text:list-item>
          <text:p text:style-name="P8"><text:span text:style-name="Source_20_Text">process_manager.h</text:span></text:p>
        </text:list-item>
        <text:list-item>
          <text:p text:style-name="P7"><text:span text:style-name="Source_20_Text">variable.h</text:span></text:p>
        </text:list-item>
      </text:list>
      <text:p text:style-name="Horizontal_20_Line"/>
      <text:h text:style-name="Heading_20_2" text:outline-level="2"><text:span text:style-name="Strong_20_Emphasis">Utilisation</text:span></text:h>
      <text:h text:style-name="Heading_20_3" text:outline-level="3">Exemples de commandes :</text:h>
      <text:list xml:id="list821999579" text:style-name="L4">
        <text:list-item>
          <text:p text:style-name="P9"><text:span text:style-name="Strong_20_Emphasis">Commandes standard</text:span> :</text:p>
          <text:p text:style-name="P1"><text:span text:style-name="Source_20_Text">ls -l | grep ".c" &gt; files.txt</text:span></text:p>
        </text:list-item>
        <text:list-item>
          <text:p text:style-name="P9"><text:span text:style-name="Strong_20_Emphasis">Commandes internes</text:span> :</text:p>
          <text:p text:style-name="P2"><text:span text:style-name="Source_20_Text">cd /home/user</text:span></text:p>
          <text:p text:style-name="P2"><text:span text:style-name="Source_20_Text">echo $HOME</text:span></text:p>
          <text:p text:style-name="P2"><text:span text:style-name="Source_20_Text">setenv MY_VAR=123</text:span></text:p>
          <text:p text:style-name="P2"><text:span text:style-name="Source_20_Text">unsetenv MY_VAR</text:span></text:p>
          <text:p text:style-name="P1"><text:span text:style-name="Source_20_Text">status</text:span></text:p>
        </text:list-item>
        <text:list-item>
          <text:p text:style-name="P9"><text:span text:style-name="Strong_20_Emphasis">Commandes personnalisées</text:span> :</text:p>
          <text:p text:style-name="P2"><text:span text:style-name="Source_20_Text">myls -aR /path/to/directory</text:span></text:p>
          <text:p text:style-name="P1"><text:span text:style-name="Source_20_Text">myps</text:span></text:p>
        </text:list-item>
        <text:list-item>
          <text:p text:style-name="P9"><text:soft-page-break/><text:span text:style-name="Strong_20_Emphasis">Gestion des tâches</text:span> :</text:p>
          <text:p text:style-name="P2"><text:span text:style-name="Source_20_Text">sleep 30 &amp;</text:span></text:p>
          <text:p text:style-name="P2"><text:span text:style-name="Source_20_Text">myjobs</text:span></text:p>
          <text:p text:style-name="P2"><text:span text:style-name="Source_20_Text">myfg 1</text:span></text:p>
          <text:p text:style-name="P1"><text:span text:style-name="Source_20_Text">mybg 1</text:span></text:p>
        </text:list-item>
      </text:list>
      <text:p text:style-name="Horizontal_20_Line"/>
      <text:h text:style-name="Heading_20_2" text:outline-level="2"><text:span text:style-name="Strong_20_Emphasis">Architecture</text:span></text:h>
      <text:list xml:id="list1302978404" text:style-name="L5">
        <text:list-item>
          <text:p text:style-name="P10"><text:span text:style-name="Strong_20_Emphasis">Shell interactif (</text:span><text:span text:style-name="Strong_20_Emphasis"><text:span text:style-name="Source_20_Text">mysh</text:span></text:span><text:span text:style-name="Strong_20_Emphasis">)</text:span> :</text:p>
          <text:list>
            <text:list-item>
              <text:p text:style-name="P11">Gestion de la boucle principale.</text:p>
            </text:list-item>
            <text:list-item>
              <text:p text:style-name="P11">Analyse des commandes utilisateur.</text:p>
            </text:list-item>
            <text:list-item>
              <text:p text:style-name="P11">Exécution des commandes internes et externes.</text:p>
            </text:list-item>
          </text:list>
        </text:list-item>
        <text:list-item>
          <text:p text:style-name="P10"><text:span text:style-name="Strong_20_Emphasis">Exécution des commandes (</text:span><text:span text:style-name="Strong_20_Emphasis"><text:span text:style-name="Source_20_Text">executor</text:span></text:span><text:span text:style-name="Strong_20_Emphasis">)</text:span> :</text:p>
          <text:list>
            <text:list-item>
              <text:p text:style-name="P11">Gère les processus enfants pour les commandes externes.</text:p>
            </text:list-item>
            <text:list-item>
              <text:p text:style-name="P11">Supporte les redirections et pipelines.</text:p>
            </text:list-item>
          </text:list>
        </text:list-item>
        <text:list-item>
          <text:p text:style-name="P10"><text:span text:style-name="Strong_20_Emphasis">Redirections (</text:span><text:span text:style-name="Strong_20_Emphasis"><text:span text:style-name="Source_20_Text">redirection</text:span></text:span><text:span text:style-name="Strong_20_Emphasis">)</text:span> :</text:p>
          <text:list>
            <text:list-item>
              <text:p text:style-name="P11">Implémente <text:span text:style-name="Source_20_Text">&gt;</text:span>, <text:span text:style-name="Source_20_Text">&gt;&gt;</text:span>, <text:span text:style-name="Source_20_Text">&lt;</text:span>, <text:span text:style-name="Source_20_Text">2&gt;</text:span> pour les redirections de flux.</text:p>
            </text:list-item>
          </text:list>
        </text:list-item>
        <text:list-item>
          <text:p text:style-name="P10"><text:span text:style-name="Strong_20_Emphasis">Variables (</text:span><text:span text:style-name="Strong_20_Emphasis"><text:span text:style-name="Source_20_Text">variable</text:span></text:span><text:span text:style-name="Strong_20_Emphasis">)</text:span> :</text:p>
          <text:list>
            <text:list-item>
              <text:p text:style-name="P11">Gère les variables locales et d'environnement.</text:p>
            </text:list-item>
            <text:list-item>
              <text:p text:style-name="P11">Utilise la mémoire partagée pour persistance des variables d'environnement.</text:p>
            </text:list-item>
          </text:list>
        </text:list-item>
        <text:list-item>
          <text:p text:style-name="P10"><text:span text:style-name="Strong_20_Emphasis">Tâches en arrière-plan (</text:span><text:span text:style-name="Strong_20_Emphasis"><text:span text:style-name="Source_20_Text">process_manager</text:span></text:span><text:span text:style-name="Strong_20_Emphasis">)</text:span> :</text:p>
          <text:list>
            <text:list-item>
              <text:p text:style-name="P11">Permet de lister, suspendre et relancer des tâches en arrière-plan.</text:p>
            </text:list-item>
          </text:list>
        </text:list-item>
        <text:list-item>
          <text:p text:style-name="P10"><text:span text:style-name="Strong_20_Emphasis">Caractères génériques (</text:span><text:span text:style-name="Strong_20_Emphasis"><text:span text:style-name="Source_20_Text">wildcard</text:span></text:span><text:span text:style-name="Strong_20_Emphasis">)</text:span> :</text:p>
          <text:list>
            <text:list-item>
              <text:p text:style-name="P11">Supporte les motifs comme <text:span text:style-name="Source_20_Text">*.c</text:span>, <text:span text:style-name="Source_20_Text">file[1-9].txt</text:span>.</text:p>
            </text:list-item>
          </text:list>
        </text:list-item>
        <text:list-item>
          <text:p text:style-name="P10"><text:span text:style-name="Strong_20_Emphasis">Commandes personnalisées</text:span> :</text:p>
          <text:list>
            <text:list-item>
              <text:p text:style-name="P11"><text:span text:style-name="Source_20_Text">myls</text:span>: Listage de fichiers avec détails, couleurs, et récursivité.</text:p>
            </text:list-item>
            <text:list-item>
              <text:p text:style-name="P10"><text:span text:style-name="Source_20_Text">myps</text:span>: Affiche les informations sur les processus en cour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14:22:55.330802967</meta:creation-date>
    <dc:date>2025-01-05T12:44:50.436898403</dc:date>
    <meta:editing-duration>PT12M1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80" meta:word-count="521" meta:character-count="3419" meta:non-whitespace-character-count="3035"/>
  </office:meta>
</office:document-meta>
</file>